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style:min-row-height="0.808cm"/>
    </style:style>
    <style:style style:name="Tabla3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3.2" style:family="table-row">
      <style:table-row-properties style:min-row-height="2.131cm"/>
    </style:style>
    <style:style style:name="Tabla3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3" style:family="table-row">
      <style:table-row-properties style:min-row-height="0.347cm"/>
    </style:style>
    <style:style style:name="Tabla3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4" style:family="table-row">
      <style:table-row-properties style:min-row-height="0.473cm"/>
    </style:style>
    <style:style style:name="Tabla3.5" style:family="table-row">
      <style:table-row-properties style:min-row-height="0.305cm"/>
    </style:style>
    <style:style style:name="Tabla3.6" style:family="table-row">
      <style:table-row-properties style:min-row-height="5.209cm"/>
    </style:style>
    <style:style style:name="Tabla3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style:min-row-height="0.612cm"/>
    </style:style>
    <style:style style:name="Tabla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4.2" style:family="table-row">
      <style:table-row-properties style:min-row-height="2.131cm"/>
    </style:style>
    <style:style style:name="Tabla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4" style:family="table-row">
      <style:table-row-properties style:min-row-height="0.669cm"/>
    </style:style>
    <style:style style:name="Tabla4.5" style:family="table-row">
      <style:table-row-properties style:min-row-height="0.487cm"/>
    </style:style>
    <style:style style:name="Tabla4.6" style:family="table-row">
      <style:table-row-properties style:min-row-height="5.209cm"/>
    </style:style>
    <style:style style:name="Tabla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013cm" fo:margin-left="0cm" fo:break-before="page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e9b27"/>
    </style:style>
    <style:style style:name="P2" style:family="paragraph" style:parent-style-name="Standard">
      <style:paragraph-properties fo:break-before="page"/>
      <style:text-properties officeooo:paragraph-rsid="001e9b2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203de1"/>
    </style:style>
    <style:style style:name="P5" style:family="paragraph" style:parent-style-name="Table_20_Contents">
      <style:paragraph-properties fo:text-align="center" style:justify-single-word="false"/>
      <style:text-properties officeooo:rsid="001f882b" officeooo:paragraph-rsid="001f882b"/>
    </style:style>
    <style:style style:name="P6" style:family="paragraph" style:parent-style-name="Table_20_Contents">
      <style:paragraph-properties fo:text-align="center" style:justify-single-word="false"/>
      <style:text-properties officeooo:rsid="001f882b" officeooo:paragraph-rsid="00203de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882b" officeooo:paragraph-rsid="001f882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f882b" officeooo:paragraph-rsid="00203de1" style:font-weight-asian="bold" style:font-weight-complex="bold"/>
    </style:style>
    <style:style style:name="P9" style:family="paragraph" style:parent-style-name="Table_20_Contents">
      <style:text-properties fo:font-size="11pt" officeooo:rsid="001be94c" officeooo:paragraph-rsid="001be94c" style:font-size-asian="11pt" style:font-size-complex="11pt"/>
    </style:style>
    <style:style style:name="P10" style:family="paragraph" style:parent-style-name="Table_20_Contents">
      <style:text-properties fo:font-size="11pt" officeooo:rsid="001be94c" officeooo:paragraph-rsid="001e9b27" style:font-size-asian="11pt" style:font-size-complex="11pt"/>
    </style:style>
    <style:style style:name="P11" style:family="paragraph" style:parent-style-name="Table_20_Contents">
      <style:text-properties fo:font-size="11pt" fo:font-weight="bold" officeooo:rsid="001be94c" officeooo:paragraph-rsid="001be94c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1be94c" officeooo:paragraph-rsid="001e9b27" style:font-size-asian="11pt" style:font-weight-asian="bold" style:font-size-complex="11pt" style:font-weight-complex="bold"/>
    </style:style>
    <style:style style:name="P13" style:family="paragraph" style:parent-style-name="Standard" style:list-style-name="L5">
      <style:text-properties fo:font-size="11pt" officeooo:rsid="001dde2f" officeooo:paragraph-rsid="0024ade8" style:font-size-asian="11pt" style:font-size-complex="11pt"/>
    </style:style>
    <style:style style:name="P14" style:family="paragraph" style:parent-style-name="Standard" style:list-style-name="L13">
      <style:text-properties fo:font-size="11pt" officeooo:rsid="001e9b27" officeooo:paragraph-rsid="00269670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f882b" officeooo:paragraph-rsid="0024ade8" style:font-weight-asian="bold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f882b" officeooo:paragraph-rsid="0024ade8"/>
    </style:style>
    <style:style style:name="P17" style:family="paragraph" style:parent-style-name="Standard" style:list-style-name="L6">
      <style:paragraph-properties fo:text-align="start" style:justify-single-word="false"/>
      <style:text-properties officeooo:rsid="001f882b" officeooo:paragraph-rsid="00269670"/>
    </style:style>
    <style:style style:name="P18" style:family="paragraph" style:parent-style-name="Standard" style:list-style-name="L7">
      <style:text-properties officeooo:paragraph-rsid="0024ade8"/>
    </style:style>
    <style:style style:name="P19" style:family="paragraph" style:parent-style-name="Standard">
      <style:text-properties officeooo:paragraph-rsid="00203de1"/>
    </style:style>
    <style:style style:name="P20" style:family="paragraph" style:parent-style-name="Standard">
      <style:text-properties officeooo:paragraph-rsid="00269670"/>
    </style:style>
    <style:style style:name="P21" style:family="paragraph" style:parent-style-name="Standard" style:list-style-name="L12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4ade8" officeooo:paragraph-rsid="0024ade8" style:font-size-asian="12pt" style:font-size-complex="12pt"/>
    </style:style>
    <style:style style:name="P22" style:family="paragraph" style:parent-style-name="Standard" style:list-style-name="L2" style:master-page-name="Standard">
      <style:paragraph-properties style:page-number="auto"/>
      <style:text-properties fo:font-size="11pt" officeooo:rsid="001be94c" officeooo:paragraph-rsid="0024ade8" style:font-size-asian="11pt" style:font-size-complex="11pt"/>
    </style:style>
    <style:style style:name="P23" style:family="paragraph" style:parent-style-name="Standard" style:list-style-name="L7">
      <style:paragraph-properties fo:margin-top="0.6cm" fo:margin-bottom="0cm" loext:contextual-spacing="false" fo:text-align="start" style:justify-single-word="false"/>
      <style:text-properties fo:color="#000000" fo:font-size="12pt" fo:font-weight="bold" officeooo:rsid="001f882b" officeooo:paragraph-rsid="0024ade8" fo:background-color="#ffffff" style:font-size-asian="12pt" style:font-weight-asian="bold" style:font-name-complex="Calibri" style:font-size-complex="12pt"/>
    </style:style>
    <style:style style:name="P24" style:family="paragraph" style:parent-style-name="Standard" style:list-style-name="L16">
      <style:paragraph-properties fo:margin-top="0.6cm" fo:margin-bottom="0cm" loext:contextual-spacing="false">
        <style:tab-stops/>
      </style:paragraph-properties>
      <style:text-properties fo:font-size="12pt" officeooo:rsid="0024ade8" officeooo:paragraph-rsid="00269670" style:font-size-asian="12pt" style:font-size-complex="12pt"/>
    </style:style>
    <style:style style:name="P25" style:family="paragraph" style:parent-style-name="Table_20_Contents" style:list-style-name="L1">
      <style:text-properties fo:font-size="11pt" fo:font-weight="normal" officeooo:rsid="001be94c" officeooo:paragraph-rsid="001be94c" style:font-size-asian="11pt" style:font-weight-asian="normal" style:font-size-complex="11pt" style:font-weight-complex="normal"/>
    </style:style>
    <style:style style:name="P26" style:family="paragraph" style:parent-style-name="Table_20_Contents" style:list-style-name="L8">
      <style:text-properties fo:font-size="11pt" officeooo:rsid="001dde2f" officeooo:paragraph-rsid="001e9b27" style:font-size-asian="11pt" style:font-size-complex="11pt"/>
    </style:style>
    <style:style style:name="P27" style:family="paragraph" style:parent-style-name="Table_20_Contents" style:list-style-name="L9">
      <style:text-properties fo:font-size="11pt" officeooo:rsid="001dde2f" officeooo:paragraph-rsid="001e9b27" style:font-size-asian="11pt" style:font-size-complex="11pt"/>
    </style:style>
    <style:style style:name="P28" style:family="paragraph" style:parent-style-name="Table_20_Contents" style:list-style-name="L14">
      <style:text-properties fo:font-size="11pt" officeooo:rsid="001dde2f" officeooo:paragraph-rsid="00269670" style:font-size-asian="11pt" style:font-size-complex="11pt"/>
    </style:style>
    <style:style style:name="P29" style:family="paragraph" style:parent-style-name="Table_20_Contents" style:list-style-name="L4">
      <style:text-properties fo:font-size="11pt" officeooo:rsid="001be94c" officeooo:paragraph-rsid="001be94c" style:font-size-asian="11pt" style:font-size-complex="11pt"/>
    </style:style>
    <style:style style:name="P30" style:family="paragraph" style:parent-style-name="Table_20_Contents" style:list-style-name="L1">
      <style:text-properties fo:font-size="11pt" officeooo:rsid="001be94c" officeooo:paragraph-rsid="001e9b27" style:font-size-asian="11pt" style:font-size-complex="11pt"/>
    </style:style>
    <style:style style:name="P31" style:family="paragraph" style:parent-style-name="Table_20_Contents" style:list-style-name="L1">
      <style:text-properties fo:font-size="11pt" officeooo:rsid="001be94c" officeooo:paragraph-rsid="00269670" style:font-size-asian="11pt" style:font-size-complex="11pt"/>
    </style:style>
    <style:style style:name="P32" style:family="paragraph" style:parent-style-name="Table_20_Contents">
      <style:text-properties fo:font-size="11pt" officeooo:rsid="001be94c" officeooo:paragraph-rsid="0024ade8" style:font-size-asian="11pt" style:font-size-complex="11pt"/>
    </style:style>
    <style:style style:name="P33" style:family="paragraph" style:parent-style-name="Table_20_Contents">
      <style:text-properties fo:font-size="11pt" officeooo:rsid="001be94c" officeooo:paragraph-rsid="001e9b27" style:font-size-asian="11pt" style:font-size-complex="11pt"/>
    </style:style>
    <style:style style:name="P34" style:family="paragraph" style:parent-style-name="Table_20_Contents">
      <style:text-properties fo:font-size="11pt" officeooo:rsid="001be94c" officeooo:paragraph-rsid="00269670" style:font-size-asian="11pt" style:font-size-complex="11pt"/>
    </style:style>
    <style:style style:name="P35" style:family="paragraph" style:parent-style-name="Table_20_Contents" style:list-style-name="L1">
      <style:text-properties fo:font-size="11pt" officeooo:rsid="001e9b27" officeooo:paragraph-rsid="001e9b27" style:font-size-asian="11pt" style:font-size-complex="11pt"/>
    </style:style>
    <style:style style:name="P36" style:family="paragraph" style:parent-style-name="Table_20_Contents" style:list-style-name="L9">
      <style:text-properties fo:font-size="11pt" officeooo:rsid="001e9b27" officeooo:paragraph-rsid="001e9b27" style:font-size-asian="11pt" style:font-size-complex="11pt"/>
    </style:style>
    <style:style style:name="P37" style:family="paragraph" style:parent-style-name="Table_20_Contents">
      <style:text-properties fo:font-size="11pt" officeooo:rsid="0024ade8" officeooo:paragraph-rsid="0024ade8" style:font-size-asian="11pt" style:font-size-complex="11pt"/>
    </style:style>
    <style:style style:name="P38" style:family="paragraph" style:parent-style-name="Table_20_Contents" style:list-style-name="L9">
      <style:text-properties fo:font-size="11pt" officeooo:rsid="0024ade8" officeooo:paragraph-rsid="0024ade8" style:font-size-asian="11pt" style:font-size-complex="11pt"/>
    </style:style>
    <style:style style:name="P39" style:family="paragraph" style:parent-style-name="Table_20_Contents" style:list-style-name="L11">
      <style:text-properties fo:font-size="11pt" officeooo:rsid="0024ade8" officeooo:paragraph-rsid="0024ade8" style:font-size-asian="11pt" style:font-size-complex="11pt"/>
    </style:style>
    <style:style style:name="P40" style:family="paragraph" style:parent-style-name="Table_20_Contents" style:list-style-name="L14">
      <style:text-properties fo:font-size="11pt" officeooo:rsid="0024ade8" officeooo:paragraph-rsid="00269670" style:font-size-asian="11pt" style:font-size-complex="11pt"/>
    </style:style>
    <style:style style:name="P41" style:family="paragraph" style:parent-style-name="Table_20_Contents">
      <style:text-properties fo:font-size="11pt" officeooo:rsid="00269670" officeooo:paragraph-rsid="00269670" style:font-size-asian="11pt" style:font-size-complex="11pt"/>
    </style:style>
    <style:style style:name="P42" style:family="paragraph" style:parent-style-name="Table_20_Contents">
      <style:text-properties fo:font-size="11pt" fo:font-weight="bold" officeooo:rsid="001be94c" officeooo:paragraph-rsid="001be94c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font-size="11pt" fo:font-weight="bold" officeooo:rsid="001be94c" officeooo:paragraph-rsid="00269670" style:font-size-asian="11pt" style:font-weight-asian="bold" style:font-size-complex="11pt" style:font-weight-complex="bold"/>
    </style:style>
    <style:style style:name="P44" style:family="paragraph" style:parent-style-name="Table_20_Contents" style:list-style-name="L6">
      <style:paragraph-properties fo:text-align="start" style:justify-single-word="false"/>
      <style:text-properties officeooo:rsid="001f882b" officeooo:paragraph-rsid="00203de1"/>
    </style:style>
    <style:style style:name="P45" style:family="paragraph" style:parent-style-name="Table_20_Contents">
      <style:paragraph-properties fo:text-align="center" style:justify-single-word="false"/>
      <style:text-properties officeooo:rsid="001f882b" officeooo:paragraph-rsid="00269670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24ade8" officeooo:paragraph-rsid="0024ade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24ade8" officeooo:paragraph-rsid="0026967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f882b" officeooo:paragraph-rsid="0026967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69670" officeooo:paragraph-rsid="0026967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paragraph-rsid="00269670"/>
    </style:style>
    <style:style style:name="T1" style:family="text">
      <style:text-properties officeooo:rsid="001dde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9670" style:font-weight-asian="bold" style:font-weight-complex="bold"/>
    </style:style>
    <style:style style:name="T4" style:family="text">
      <style:text-properties fo:color="#000000" fo:font-size="12pt" fo:background-color="#ffffff" loext:char-shading-value="0" style:font-size-asian="12pt" style:font-name-complex="Calibri" style:font-size-complex="12pt"/>
    </style:style>
    <style:style style:name="T5" style:family="text">
      <style:text-properties fo:color="#000000" fo:background-color="#ffffff" loext:char-shading-value="0" style:font-name-complex="Calibri"/>
    </style:style>
    <style:style style:name="T6" style:family="text">
      <style:text-properties officeooo:rsid="0024ade8"/>
    </style:style>
    <style:style style:name="T7" style:family="text">
      <style:text-properties fo:font-weight="normal" officeooo:rsid="0024ade8" style:font-weight-asian="normal" style:font-weight-complex="normal"/>
    </style:style>
    <style:style style:name="T8" style:family="text">
      <style:text-properties fo:font-weight="normal" officeooo:rsid="00269670" style:font-weight-asian="normal" style:font-weight-complex="normal"/>
    </style:style>
    <style:style style:name="T9" style:family="text">
      <style:text-properties officeooo:rsid="002696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2"><text:span text:style-name="T2">CASO DE USO:</text:span> <text:span text:style-name="T4">Buscar un contacto por su nombre </text:span></text:p>
          </table:table-cell>
        </table:table-row>
        <table:table-row>
          <table:table-cell table:style-name="Tabla1.A2" office:value-type="string">
            <text:p text:style-name="P9"><text:span text:style-name="T2">ID</text:span>: X</text:p>
          </table:table-cell>
        </table:table-row>
        <table:table-row>
          <table:table-cell table:style-name="Tabla1.A2" office:value-type="string">
            <text:p text:style-name="P9"><text:span text:style-name="T2">DESCRIPCIÓN</text:span>:</text:p>
            <text:p text:style-name="P37">Insertar un nombre en el buscador y el sistema nos mostrará el contacto guardado.</text:p>
          </table:table-cell>
        </table:table-row>
        <table:table-row>
          <table:table-cell table:style-name="Tabla1.A2" office:value-type="string">
            <text:p text:style-name="P11">ACTORES PRINCIPALES</text:p>
            <text:p text:style-name="P9">Administrativo</text:p>
          </table:table-cell>
        </table:table-row>
        <table:table-row>
          <table:table-cell table:style-name="Tabla1.A2" office:value-type="string">
            <text:p text:style-name="P11">ACTORES SECUNDARIOS <text:span text:style-name="T7">Dentista</text:span></text:p>
          </table:table-cell>
        </table:table-row>
        <table:table-row>
          <table:table-cell table:style-name="Tabla1.A2" office:value-type="string">
            <text:p text:style-name="P11">PRECONDICIÓN </text:p>
            <text:list xml:id="list9175158399361817270" text:style-name="L1">
              <text:list-header>
                <text:p text:style-name="P25"><text:span text:style-name="T1">1. </text:span>Tener contactos ya almacenados en el sistema</text:p>
              </text:list-header>
            </text:list>
          </table:table-cell>
        </table:table-row>
        <table:table-row>
          <table:table-cell table:style-name="Tabla1.A2" office:value-type="string">
            <text:p text:style-name="P11">FLUJO</text:p>
            <text:list xml:id="list1935770036573461887" text:style-name="L2">
              <text:list-header>
                <text:p text:style-name="P22"><text:span text:style-name="T4"><text:s/>1. El dentista le pide al administrativo que busque un contacto de la agenda para obtener información.<text:line-break/>2. El administrativo accede al sistema y a la función de búsqueda. <text:line-break/>3. El administrativo escribe el nombre. <text:line-break/>4. La aplicación muestra los resultados del paciente.</text:span></text:p>
              </text:list-header>
            </text:list>
          </table:table-cell>
        </table:table-row>
        <table:table-row>
          <table:table-cell table:style-name="Tabla1.A2" office:value-type="string">
            <text:p text:style-name="P11">POSTCONDICIONES</text:p>
            <text:list xml:id="list3874209723057151387" text:style-name="L4">
              <text:list-header>
                <text:p text:style-name="P29"/>
              </text:list-header>
            </text:list>
          </table:table-cell>
        </table:table-row>
        <table:table-row>
          <table:table-cell table:style-name="Tabla1.A2" office:value-type="string">
            <text:p text:style-name="P9"><text:span text:style-name="T2">FLUJOS</text:span> <text:span text:style-name="T2">ALTERNATIVOS</text:span></text:p>
            <text:list xml:id="list595950959704062822" text:style-name="L5">
              <text:list-header>
                <text:p text:style-name="P13"><text:span text:style-name="T4">4b. La función buscar no encuentra el nombre que se ha introducido. El administrativo se ha equivocado al buscar y tiene que volver al paso 3.</text:span></text:p>
              </text:list-header>
            </text:list>
          </table:table-cell>
        </table:table-row>
      </table:table>
      <text:p text:style-name="Standard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7">X</text:p>
          </table:table-cell>
          <table:table-cell table:style-name="Tabla3.B1" table:number-columns-spanned="2" office:value-type="string">
            <text:p text:style-name="P15"><text:span text:style-name="T4">Buscar un contacto por su nombre</text:span></text:p>
          </table:table-cell>
          <table:covered-table-cell/>
        </table:table-row>
        <table:table-row table:style-name="Tabla3.2">
          <table:table-cell table:style-name="Tabla3.A2" table:number-columns-spanned="3" office:value-type="string">
            <text:list xml:id="list3451960340568218865" text:style-name="L6">
              <text:list-item>
                <text:p text:style-name="P16"><text:span text:style-name="T4">Como administrativo quiero buscar en la agenda a un contacto por su nombre. El contacto que voy a buscar ya debe de estar introducido.</text:span></text:p>
              </text:list-item>
            </text:list>
          </table:table-cell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5"><text:span text:style-name="T2">Estimación</text:span>: X</text:p>
          </table:table-cell>
          <table:table-cell table:style-name="Tabla3.A2" table:number-columns-spanned="2" office:value-type="string">
            <text:p text:style-name="P3"/>
          </table:table-cell>
          <table:covered-table-cell/>
        </table:table-row>
        <table:table-row table:style-name="Tabla3.4">
          <table:table-cell table:style-name="Tabla3.A3" office:value-type="string">
            <text:p text:style-name="P5"><text:span text:style-name="T2">Prioridad</text:span>: XXX</text:p>
          </table:table-cell>
          <table:table-cell table:style-name="Tabla3.A3" office:value-type="string">
            <text:p text:style-name="P3"/>
          </table:table-cell>
          <table:table-cell table:style-name="Tabla3.A2" office:value-type="string">
            <text:p text:style-name="P5"><text:span text:style-name="T2">Dependiente de</text:span>: X</text:p>
          </table:table-cell>
        </table:table-row>
        <table:table-row table:style-name="Tabla3.5">
          <table:table-cell table:style-name="Tabla3.A2" table:number-columns-spanned="3" office:value-type="string">
            <text:p text:style-name="P7">PRUEBAS DE ACEPTACIÓN</text:p>
          </table:table-cell>
          <table:covered-table-cell/>
          <table:covered-table-cell/>
        </table:table-row>
        <table:table-row table:style-name="Tabla3.6">
          <table:table-cell table:style-name="Tabla3.A6" table:number-columns-spanned="3" office:value-type="string">
            <text:list xml:id="list647270106381363932" text:style-name="L7">
              <text:list-item>
                <text:p text:style-name="P18"><text:span text:style-name="T4">Hay que comprobar que cuando buscamos un contacto por su nombre y aparecen varios pacientes que se llaman igual, que nos muestre los apellidos para así poder diferenciar.</text:span></text:p>
                <text:p text:style-name="P23"/>
              </text:list-item>
            </text:list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<text:span text:style-name="T2">CASO DE USO:</text:span> <text:span text:style-name="T6">Modificar contacto</text:span></text:p>
          </table:table-cell>
        </table:table-row>
        <table:table-row>
          <table:table-cell table:style-name="Tabla2.A2" office:value-type="string">
            <text:p text:style-name="P10"><text:span text:style-name="T2">ID</text:span>: X</text:p>
          </table:table-cell>
        </table:table-row>
        <table:table-row>
          <table:table-cell table:style-name="Tabla2.A2" office:value-type="string">
            <text:p text:style-name="P10"><text:span text:style-name="T2">DESCRIPCIÓN</text:span>:</text:p>
            <text:p text:style-name="P37">Modificar un contacto ya insertado en el sistema.</text:p>
          </table:table-cell>
        </table:table-row>
        <table:table-row>
          <table:table-cell table:style-name="Tabla2.A2" office:value-type="string">
            <text:p text:style-name="P10"><text:span text:style-name="T2">ACTORES</text:span> <text:span text:style-name="T2">PRINCIPALES</text:span></text:p>
            <text:p text:style-name="P10">Administrativo</text:p>
          </table:table-cell>
        </table:table-row>
        <table:table-row>
          <table:table-cell table:style-name="Tabla2.A2" office:value-type="string">
            <text:p text:style-name="P10"><text:span text:style-name="T2">ACTORES</text:span> <text:span text:style-name="T2">SECUNDARIOS</text:span></text:p>
          </table:table-cell>
        </table:table-row>
        <table:table-row>
          <table:table-cell table:style-name="Tabla2.A2" office:value-type="string">
            <text:p text:style-name="P12">PRECONDICIÓN</text:p>
            <text:list xml:id="list163153853121927" text:continue-list="list9175158399361817270" text:style-name="L1">
              <text:list-header>
                <text:p text:style-name="P30"><text:span text:style-name="T1">1. </text:span>Tener contactos ya almacenados en el sistema</text:p>
                <text:p text:style-name="P35">2. Haber ejecutado una búsqueda de contacto en la agenda y haber encontrado coincidencias</text:p>
                <text:p text:style-name="P35">3. Haber seleccionado cual de las coincidencias en la búsqueda es la que queremos <text:span text:style-name="T6">modificar.</text:span></text:p>
              </text:list-header>
            </text:list>
          </table:table-cell>
        </table:table-row>
        <table:table-row>
          <table:table-cell table:style-name="Tabla2.A2" office:value-type="string">
            <text:p text:style-name="P12">FLUJO</text:p>
            <text:list xml:id="list5100001249311226486" text:style-name="L8">
              <text:list-header>
                <text:p text:style-name="P26">1. El caso comienza cuando el administrador ha ejecutado una búsqueda de contacto y se ha seleccionado cual de las coincidencias <text:span text:style-name="T6">desea modificar.</text:span></text:p>
              </text:list-header>
            </text:list>
            <text:list xml:id="list4138563231248365935" text:style-name="L9">
              <text:list-header>
                <text:p text:style-name="P27">2. <text:span text:style-name="T6">Una vez tenemos el contacto encontrado utilizamos la función modificar.</text:span></text:p>
                <text:p text:style-name="P38">3. El administrativo modifica los datos del contacto que quiere modificar.</text:p>
                <text:p text:style-name="P36"/>
              </text:list-header>
            </text:list>
          </table:table-cell>
        </table:table-row>
        <table:table-row>
          <table:table-cell table:style-name="Tabla2.A2" office:value-type="string">
            <text:p text:style-name="P10"><text:span text:style-name="T2">POSTCONDICIONES</text:span></text:p>
          </table:table-cell>
        </table:table-row>
        <table:table-row>
          <table:table-cell table:style-name="Tabla2.A2" office:value-type="string">
            <text:p text:style-name="P10"><text:span text:style-name="T2">FLUJOS</text:span> <text:span text:style-name="T2">ALTERNATIVOS</text:span></text:p>
            <text:list xml:id="list262390089229571267" text:style-name="L11">
              <text:list-header>
                <text:p text:style-name="P39">2.B. Si el contacto que buscamos no ha sido encontrado volvemos a 1. ya que ha podido ser porque no hemos introducido bien el nombre.</text:p>
              </text:list-header>
            </text:list>
          </table:table-cell>
        </table:table-row>
      </table:table>
      <text:p text:style-name="P1"/>
      <text:p text:style-name="P2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8">X</text:p>
          </table:table-cell>
          <table:table-cell table:style-name="Tabla4.B1" table:number-columns-spanned="2" office:value-type="string">
            <text:p text:style-name="P46">MODIFICAR CONTACTO</text:p>
          </table:table-cell>
          <table:covered-table-cell/>
        </table:table-row>
        <table:table-row table:style-name="Tabla4.2">
          <table:table-cell table:style-name="Tabla4.A2" table:number-columns-spanned="3" office:value-type="string">
            <text:list xml:id="list163154901297671" text:continue-list="list3451960340568218865" text:style-name="L6">
              <text:list-item>
                <text:p text:style-name="P44">Como administrativo quiero <text:span text:style-name="T6">poder modificar un contacto ya sea por un error al haberlo insertado o porque ese contacto ha modificado sus datos personale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6"><text:span text:style-name="T2">Estimación</text:span>: X</text:p>
          </table:table-cell>
          <table:table-cell table:style-name="Tabla4.A2" table:number-columns-spanned="2" office:value-type="string">
            <text:p text:style-name="P4"/>
          </table:table-cell>
          <table:covered-table-cell/>
        </table:table-row>
        <table:table-row table:style-name="Tabla4.4">
          <table:table-cell table:style-name="Tabla4.A3" office:value-type="string">
            <text:p text:style-name="P6"><text:span text:style-name="T2">Prioridad</text:span>: XXX</text:p>
          </table:table-cell>
          <table:table-cell table:style-name="Tabla4.A3" office:value-type="string">
            <text:p text:style-name="P4"/>
          </table:table-cell>
          <table:table-cell table:style-name="Tabla4.A2" office:value-type="string">
            <text:p text:style-name="P6"><text:span text:style-name="T2">Dependiente de</text:span>: X</text:p>
          </table:table-cell>
        </table:table-row>
        <table:table-row table:style-name="Tabla4.5">
          <table:table-cell table:style-name="Tabla4.A2" table:number-columns-spanned="3" office:value-type="string">
            <text:p text:style-name="P8">PRUEBAS DE ACEPTACIÓN</text:p>
          </table:table-cell>
          <table:covered-table-cell/>
          <table:covered-table-cell/>
        </table:table-row>
        <table:table-row table:style-name="Tabla4.6">
          <table:table-cell table:style-name="Tabla4.A6" table:number-columns-spanned="3" office:value-type="string">
            <text:list xml:id="list7099276096738749768" text:style-name="L12">
              <text:list-item>
                <text:p text:style-name="P21">Visualizar contacto.</text:p>
              </text:list-item>
              <text:list-item>
                <text:p text:style-name="P21">Comprobar que el contacto se ha modificado.</text:p>
              </text:list-item>
            </text:list>
          </table:table-cell>
          <table:covered-table-cell/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5" table:style-name="Tabla5">
        <table:table-column table:style-name="Tabla5.A"/>
        <table:table-row>
          <table:table-cell table:style-name="Tabla5.A1" office:value-type="string">
            <text:p text:style-name="P34"><text:span text:style-name="T2">CASO DE USO:</text:span> <text:span text:style-name="T9">Insertar contacto</text:span></text:p>
          </table:table-cell>
        </table:table-row>
        <table:table-row>
          <table:table-cell table:style-name="Tabla5.A2" office:value-type="string">
            <text:p text:style-name="P34"><text:span text:style-name="T2">ID</text:span>: X</text:p>
          </table:table-cell>
        </table:table-row>
        <table:table-row>
          <table:table-cell table:style-name="Tabla5.A2" office:value-type="string">
            <text:p text:style-name="P34"><text:span text:style-name="T2">DESCRIPCIÓN</text:span>:</text:p>
            <text:p text:style-name="P41">Insertar un contacto en nuestro sistema.</text:p>
          </table:table-cell>
        </table:table-row>
        <table:table-row>
          <table:table-cell table:style-name="Tabla5.A2" office:value-type="string">
            <text:p text:style-name="P34"><text:span text:style-name="T2">ACTORES</text:span> <text:span text:style-name="T2">PRINCIPALES</text:span></text:p>
            <text:p text:style-name="P34">Administrativo</text:p>
          </table:table-cell>
        </table:table-row>
        <table:table-row>
          <table:table-cell table:style-name="Tabla5.A2" office:value-type="string">
            <text:p text:style-name="P34"><text:span text:style-name="T2">ACTORES</text:span> <text:span text:style-name="T2">SECUNDARIOS </text:span><text:span text:style-name="T8">Dentista</text:span></text:p>
          </table:table-cell>
        </table:table-row>
        <table:table-row>
          <table:table-cell table:style-name="Tabla5.A2" office:value-type="string">
            <text:p text:style-name="P43">PRECONDICIÓN</text:p>
            <text:list xml:id="list163154178143561" text:continue-list="list163153853121927" text:style-name="L1">
              <text:list-header>
                <text:p text:style-name="P31"><text:span text:style-name="T1">1. El administrador ha accedido al sistema correctamente.</text:span></text:p>
              </text:list-header>
            </text:list>
          </table:table-cell>
        </table:table-row>
        <table:table-row>
          <table:table-cell table:style-name="Tabla5.A2" office:value-type="string">
            <text:p text:style-name="P43">FLUJO</text:p>
            <text:list xml:id="list160398635954171531" text:style-name="L13">
              <text:list-header>
                <text:p text:style-name="P14"><text:span text:style-name="T4"><text:s/>1. Un paciente acude por primera vez a la clínica.<text:line-break/>2. Tras charlar con el paciente, el administrativo se dispone a guardarlo en los contactos.<text:line-break/>3. El administrativo accede al sistema y a la función insertar contacto.<text:line-break/>4. El administrativo escribe todos sus datos y guarda el contacto.</text:span></text:p>
              </text:list-header>
            </text:list>
          </table:table-cell>
        </table:table-row>
        <table:table-row>
          <table:table-cell table:style-name="Tabla5.A2" office:value-type="string">
            <text:p text:style-name="P34"><text:span text:style-name="T2">POSTCONDICIONES</text:span></text:p>
          </table:table-cell>
        </table:table-row>
        <table:table-row>
          <table:table-cell table:style-name="Tabla5.A2" office:value-type="string">
            <text:p text:style-name="P34"><text:span text:style-name="T2">FLUJOS</text:span> <text:span text:style-name="T2">ALTERNATIVOS </text:span><text:span text:style-name="T8">4.B. El contacto no se ha insertado correctamente, volvemos a 4.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49">1</text:p>
          </table:table-cell>
          <table:table-cell table:style-name="Tabla6.B1" table:number-columns-spanned="2" office:value-type="string">
            <text:p text:style-name="P47"><text:span text:style-name="T9">INSERTAR </text:span>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163155099265633" text:continue-list="list163154901297671" text:style-name="L6">
              <text:list-item>
                <text:p text:style-name="P17"><text:span text:style-name="T4">Cómo administrativo quiero insertar contactos teniendo todos sus datos siempre y cuando el contacto no esté registrado con anterioridad. 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45"><text:span text:style-name="T2">Estimación</text:span>: X</text:p>
          </table:table-cell>
          <table:table-cell table:style-name="Tabla6.A2" table:number-columns-spanned="2" office:value-type="string">
            <text:p text:style-name="P50"/>
          </table:table-cell>
          <table:covered-table-cell/>
        </table:table-row>
        <table:table-row table:style-name="Tabla6.4">
          <table:table-cell table:style-name="Tabla6.A3" office:value-type="string">
            <text:p text:style-name="P45"><text:span text:style-name="T2">Prioridad</text:span>: XXX</text:p>
          </table:table-cell>
          <table:table-cell table:style-name="Tabla6.A3" office:value-type="string">
            <text:p text:style-name="P50"/>
          </table:table-cell>
          <table:table-cell table:style-name="Tabla6.A2" office:value-type="string">
            <text:p text:style-name="P45"><text:span text:style-name="T2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48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372521623604847977" text:style-name="L16">
              <text:list-item>
                <text:p text:style-name="P24"><text:span text:style-name="T5">Comprobar que los datos introducidos no tengan valores erróneos. </text:span></text:p>
              </text:list-item>
              <text:list-item>
                <text:p text:style-name="P24"><text:span text:style-name="T5">Comprobar que se ha insertado bien el contacto comprobando el listado. </text:span></text:p>
              </text:list-item>
              <text:list-item>
                <text:p text:style-name="P24"><text:span text:style-name="T5">Comprobar que el contacto insertado no existe ya.</text:span></text:p>
              </text:list-item>
            </text:list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2T09:02:24.337488907</meta:creation-date>
    <dc:date>2014-11-12T16:31:53.585451192</dc:date>
    <meta:editing-duration>PT58M12S</meta:editing-duration>
    <meta:editing-cycles>8</meta:editing-cycles>
    <meta:generator>LibreOffice/4.3.2.2$Linux_X86_64 LibreOffice_project/edfb5295ba211bd31ad47d0bad0118690f76407d</meta:generator>
    <meta:document-statistic meta:table-count="6" meta:image-count="0" meta:object-count="0" meta:page-count="6" meta:paragraph-count="73" meta:word-count="524" meta:character-count="3287" meta:non-whitespace-character-count="2836"/>
  </office:meta>
</office:document-meta>
</file>